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family-generic="roman"/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solid" style:text-underline-width="auto" style:text-underline-color="font-color" fo:background-color="transparent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style:text-underline-style="solid" style:text-underline-width="auto" style:text-underline-color="font-color" fo:background-color="transparent"/>
    </style:style>
    <style:style style:name="P5" style:family="paragraph" style:parent-style-name="Text_20_body">
      <style:text-properties officeooo:paragraph-rsid="00079d9f"/>
    </style:style>
    <style:style style:name="T1" style:family="text">
      <style:text-properties officeooo:rsid="00067d35"/>
    </style:style>
    <style:style style:name="T2" style:family="text">
      <style:text-properties officeooo:rsid="0006bbff"/>
    </style:style>
    <style:style style:name="T3" style:family="text">
      <style:text-properties officeooo:rsid="0007525c"/>
    </style:style>
    <style:style style:name="T4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07525c" style:font-style-asian="normal" style:font-weight-asian="normal" style:text-emphasize="none"/>
    </style:style>
    <style:style style:name="T7" style:family="text">
      <style:text-properties style:text-underline-style="none" officeooo:rsid="00079d9f" fo:background-color="transparent" loext:char-shading-value="0"/>
    </style:style>
    <style:style style:name="T8" style:family="text">
      <style:text-properties style:text-underline-style="solid" style:text-underline-width="auto" style:text-underline-color="font-color" officeooo:rsid="00079d9f" fo:background-color="transparent" loext:char-shading-value="0"/>
    </style:style>
    <style:style style:name="T9" style:family="text">
      <style:text-properties officeooo:rsid="00079d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Network element: 3201-杭州东站10G(一<text:span text:style-name="T3">)</text:span></text:p>
      <text:p text:style-name="Text_20_body"/>
      <text:p text:style-name="Text_20_body">1.Use sql to show all warning occurred after 2015-10-23 (the time performance data begin)</text:p>
      <text:p text:style-name="P1">SELECT * FROM cic_59808.log_warning</text:p>
      <text:p text:style-name="P1">WHERE occur_time &gt; '2015-10-23 00:00:00' AND warning_source LIKE '3201-杭州东站10G(一)%'</text:p>
      <text:p text:style-name="P1">ORDER BY warning_source, occur_time;</text:p>
      <text:p text:style-name="Text_20_body">Partial result(top 10 row)</text:p>
      <text:p text:style-name="Text_20_body">see it <text:span text:style-name="T2">in</text:span> “data.ods” <text:span text:style-name="T9">sheet: warning</text:span></text:p>
      <text:p text:style-name="Text_20_body"/>
      <text:p text:style-name="Text_20_body">2.Find out the warning location for the 'locate_info' column. </text:p>
      <text:p text:style-name="Text_20_body"><text:span text:style-name="T2">(1) </text:span>For <text:s/>board '39-FANA' '40-FANA' and '41-FANA' there isn't any performance data.</text:p>
      <text:p text:style-name="Text_20_body"><text:span text:style-name="T2">(2) </text:span>For board '25-GSCC', there is a warning <text:span text:style-name="T2">named </text:span>'COMMUN_FAIL' occurred. So I trace the specific board's performance using sql:</text:p>
      <text:p text:style-name="P1">SELECT * FROM cic_59808.log_performance</text:p>
      <text:p text:style-name="P1">WHERE monitor_object LIKE '3201-杭州东站10G(一)%' AND board LIKE '25-GSCC%'</text:p>
      <text:p text:style-name="P1">ORDER BY monitor_object, performance_event, end_time;</text:p>
      <text:p text:style-name="Text_20_body">There are three performance event recorded on this board. They are “CPU使用率当前值(%)” , 内存使用率当前值(%) &amp; 单板温度当前值(℃)</text:p>
      <text:p text:style-name="P5">see the <text:span text:style-name="T2">data <text:s/>in </text:span>“data.ods” <text:span text:style-name="T9">sheet: 25-GSCC </text:span></text:p>
      <text:p text:style-name="Text_20_body"/>
      <text:p text:style-name="Text_20_body">(3) For board '2-N2PQ1-35', There is a <text:s/>warning named "T_ALOS" occurred at 2015-10-26 <text:span text:style-name="T1">So I trace the specific board's performance using sql:</text:span></text:p>
      <text:p text:style-name="P2">SELECT * FROM cic_59808.log_performance</text:p>
      <text:p text:style-name="P2">WHERE monitor_object LIKE '3201-杭州东站10G(一)-2-N2PQ1-35%' AND monitor_period = '24小时'</text:p>
      <text:p text:style-name="P2">ORDER BY monitor_object, performance_event, end_time;</text:p>
      <text:p text:style-name="Text_20_body">There are three performance event recorded on this board. They are “TU指针正调整计数(time)” , <text:span text:style-name="T4">E1线路侧编码违规统计(time), </text:span><text:span text:style-name="T5">低阶通道背景块误码(block), 低阶通道误码秒(s), 低阶通道远端背景块误码(block), 低阶通道远端误码秒(s</text:span><text:span text:style-name="T6">)</text:span></text:p>
      <text:p text:style-name="P5">see the <text:span text:style-name="T2">data <text:s/>in </text:span>“data.ods” <text:span text:style-name="T9">sheet: </text:span><text:span text:style-name="T7">2-N2PQ1-3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" svg:font-family="'Droid Sans Fallback'" style:font-family-generic="roman"/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3:56:51.415005228</meta:creation-date>
    <dc:date>2016-06-14T15:34:16.030793410</dc:date>
    <meta:editing-duration>PT18M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296" meta:character-count="1449" meta:non-whitespace-character-count="1275"/>
  </office:meta>
</office:document-meta>
</file>